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Timestam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A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]+30" office:value-type="float" office:value="-10" calcext:value-type="float">
            <text:p>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3]+30" office:value-type="float" office:value="0" calcext:value-type="float">
            <text:p>0</text:p>
          </table:table-cell>
          <table:table-cell table:number-columns-repeated="2" office:value-type="string" calcext:value-type="string">
            <text:p>HIGH</text:p>
          </table:table-cell>
          <table:table-cell table:formula="of:=[.B4]-[.B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4]+30" office:value-type="float" office:value="15" calcext:value-type="float">
            <text:p>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formula="of:=[.B5]-[.B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+30" office:value-type="float" office:value="30" calcext:value-type="float">
            <text:p>30</text:p>
          </table:table-cell>
          <table:table-cell table:number-columns-repeated="2" office:value-type="string" calcext:value-type="string">
            <text:p>LOW</text:p>
          </table:table-cell>
          <table:table-cell table:formula="of:=[.B6]-[.B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+30" office:value-type="float" office:value="45" calcext:value-type="float">
            <text:p>4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formula="of:=[.B7]-[.B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+30" office:value-type="float" office:value="60" calcext:value-type="float">
            <text:p>60</text:p>
          </table:table-cell>
          <table:table-cell table:number-columns-repeated="2" office:value-type="string" calcext:value-type="string">
            <text:p>LOW</text:p>
          </table:table-cell>
          <table:table-cell table:formula="of:=[.B8]-[.B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8]+30"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formula="of:=[.B9]-[.B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]+30" office:value-type="float" office:value="90" calcext:value-type="float">
            <text:p>90</text:p>
          </table:table-cell>
          <table:table-cell table:number-columns-repeated="2" office:value-type="string" calcext:value-type="string">
            <text:p>LOW</text:p>
          </table:table-cell>
          <table:table-cell table:formula="of:=[.B10]-[.B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0]+30" office:value-type="float" office:value="200" calcext:value-type="float">
            <text:p>20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formula="of:=[.B11]-[.B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1]+30" office:value-type="float" office:value="230" calcext:value-type="float">
            <text:p>2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formula="of:=[.B12]-[.B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12]+30" office:value-type="float" office:value="250" calcext:value-type="float">
            <text:p>250</text:p>
          </table:table-cell>
          <table:table-cell table:number-columns-repeated="2" office:value-type="string" calcext:value-type="string">
            <text:p>LOW</text:p>
          </table:table-cell>
          <table:table-cell table:formula="of:=[.B13]-[.B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13]+30" office:value-type="float" office:value="265" calcext:value-type="float">
            <text:p>26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formula="of:=[.B14]-[.B1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14]+30" office:value-type="float" office:value="290" calcext:value-type="float">
            <text:p>290</text:p>
          </table:table-cell>
          <table:table-cell table:number-columns-repeated="2" office:value-type="string" calcext:value-type="string">
            <text:p>LOW</text:p>
          </table:table-cell>
          <table:table-cell table:formula="of:=[.B15]-[.B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15]+30" office:value-type="float" office:value="305" calcext:value-type="float">
            <text:p>3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formula="of:=[.B16]-[.B1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16]+30" office:value-type="float" office:value="335" calcext:value-type="float">
            <text:p>335</text:p>
          </table:table-cell>
          <table:table-cell table:number-columns-repeated="2" office:value-type="string" calcext:value-type="string">
            <text:p>LOW</text:p>
          </table:table-cell>
          <table:table-cell table:formula="of:=[.B17]-[.B16]" office:value-type="float" office:value="-335" calcext:value-type="float">
            <text:p>-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0:33:15.713688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9-25T01:28:28.788651556</meta:creation-date>
    <dc:date>2020-09-26T21:46:20.851397239</dc:date>
    <meta:editing-duration>P1DT17H36M11S</meta:editing-duration>
    <meta:editing-cycles>2</meta:editing-cycles>
    <meta:generator>LibreOffice/7.0.1.2$Linux_X86_64 LibreOffice_project/00$Build-2</meta:generator>
    <meta:document-statistic meta:table-count="1" meta:cell-count="78" meta:object-count="0"/>
  </office:meta>
</office:document-meta>
</file>